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automatic-styles>
    <style:style style:family="paragraph" style:list-style-name="L20000" style:name="a5201f7">
      <style:paragraph-properties/>
    </style:style>
    <style:style style:family="paragraph" style:list-style-name="L10000" style:name="a3efdfc">
      <style:paragraph-properties/>
    </style:style>
    <text:list-style style:name="L20000">
      <text:list-level-style-bullet style:num-suffix="suffixB1" text:bullet-char="●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●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●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●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●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●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●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●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style:num-suffix="suffixB8" text:bullet-char="●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text:list-style style:name="L10000">
      <text:list-level-style-number style:num-format="a" style:num-prefix="myprefixN0" style:num-suffix=".mysuffixN0" text:display-levels="4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a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a" style:num-prefix="myprefixN4" style:num-suffix=".mysuffixN4" text:display-levels="4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a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a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</office:automatic-styles>
  <office:body>
    <office:text>
      <text:list text:continue-numbering="true" text:style-name="L10000" xml:id="someID1b">
        <text:list-item>
          <text:list>
            <text:list-item>
              <text:p text:style-name="a3efdfc">1</text:p>
            </text:list-item>
          </text:list>
        </text:list-item>
      </text:list>
      <text:list text:continue-numbering="true" text:style-name="L20000" xml:id="someID2b">
        <text:list-item>
          <text:list>
            <text:list-item>
              <text:p text:style-name="a5201f7">2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styles>
    <style:style style:display-name="List Paragraph" style:family="paragraph" style:name="ListParagraph" style:next-style-name="ListParagraph" style:parent-style-name="Standard">
      <style:paragraph-properties fo:margin-left="12.7mm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22</dc:date>
    <meta:editing-cycles>2</meta:editing-cycles>
    <meta:editing-duration>PT0.006S</meta:editing-duration>
  </office:meta>
</office:document-meta>
</file>